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f1fd" officeooo:paragraph-rsid="000af1f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af1fd" officeooo:paragraph-rsid="000af1f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af1fd" officeooo:paragraph-rsid="000af1f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0b411d" officeooo:paragraph-rsid="000b411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af1fd" officeooo:paragraph-rsid="000af1f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b411d" officeooo:paragraph-rsid="000b411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b411d" officeooo:paragraph-rsid="000d028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b411d" officeooo:paragraph-rsid="000f73b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06a5a" officeooo:paragraph-rsid="00106a5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af1fd" officeooo:paragraph-rsid="000af1f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af1fd" officeooo:paragraph-rsid="001262f9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0af1fd" officeooo:paragraph-rsid="000af1f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262f9" officeooo:paragraph-rsid="001262f9" style:font-size-asian="10.5pt" style:font-weight-asian="normal" style:font-size-complex="12pt" style:font-weight-complex="normal"/>
    </style:style>
    <style:style style:name="P14" style:family="paragraph" style:parent-style-name="Standard" style:master-page-name="">
      <style:paragraph-properties fo:margin-left="1.199cm" fo:margin-right="0cm" fo:text-align="justify" style:justify-single-word="false" fo:text-indent="0cm" style:auto-text-indent="false" style:page-number="auto"/>
      <style:text-properties fo:font-size="12pt" fo:font-weight="normal" officeooo:rsid="001262f9" officeooo:paragraph-rsid="001262f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1.199cm" fo:margin-right="0cm" fo:text-align="justify" style:justify-single-word="false" fo:text-indent="0cm" style:auto-text-indent="false"/>
      <style:text-properties fo:font-size="12pt" fo:font-weight="normal" officeooo:rsid="001262f9" officeooo:paragraph-rsid="001262f9" style:font-size-asian="10.5pt" style:font-weight-asian="normal" style:font-size-complex="12pt" style:font-weight-complex="normal"/>
    </style:style>
    <style:style style:name="P16" style:family="paragraph" style:parent-style-name="Standard" style:master-page-name="">
      <style:paragraph-properties fo:margin-left="1.199cm" fo:margin-right="0cm" fo:text-align="justify" style:justify-single-word="false" fo:text-indent="0cm" style:auto-text-indent="false" style:page-number="auto"/>
      <style:text-properties fo:font-size="12pt" fo:font-weight="normal" officeooo:rsid="001262f9" officeooo:paragraph-rsid="001262f9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60a4"/>
    </style:style>
    <style:style style:name="T3" style:family="text">
      <style:text-properties officeooo:rsid="000cf620"/>
    </style:style>
    <style:style style:name="T4" style:family="text">
      <style:text-properties officeooo:rsid="000d0286"/>
    </style:style>
    <style:style style:name="T5" style:family="text">
      <style:text-properties officeooo:rsid="000db4ac"/>
    </style:style>
    <style:style style:name="T6" style:family="text">
      <style:text-properties officeooo:rsid="000f73bd"/>
    </style:style>
    <style:style style:name="T7" style:family="text">
      <style:text-properties officeooo:rsid="0011619a"/>
    </style:style>
    <style:style style:name="T8" style:family="text">
      <style:text-properties officeooo:rsid="0011e5c8"/>
    </style:style>
    <style:style style:name="T9" style:family="text">
      <style:text-properties officeooo:rsid="001262f9"/>
    </style:style>
    <style:style style:name="T10" style:family="text">
      <style:text-properties officeooo:rsid="00130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2FESGE <text:s text:c="101"/>201<text:span text:style-name="T9">6</text:span>-201<text:span text:style-name="T9">7</text:span></text:p>
      <text:p text:style-name="P12"/>
      <text:p text:style-name="P2">Montage en Informatique <text:span text:style-name="T8">I</text:span>ndustrielle</text:p>
      <text:p text:style-name="P2"/>
      <text:p text:style-name="P2"><text:span text:style-name="T9">O</text:span>rdinateur de bord d'un véhicule :</text:p>
      <text:p text:style-name="P11"><text:span text:style-name="T9">Mise en œuvre du b</text:span>us CAN <text:span text:style-name="T9">au moyen </text:span></text:p>
      <text:p text:style-name="P11"><text:span text:style-name="T9">d'une interface pour carte</text:span> arduino :</text:p>
      <text:p text:style-name="P5"/>
      <text:p text:style-name="P5"><text:span text:style-name="T1">Matériel :</text:span> </text:p>
      <text:p text:style-name="P5">- une carte arduino Uno</text:p>
      <text:p text:style-name="P5">- <text:span text:style-name="T8">une</text:span> interface Seed bus CAN compatible arduino</text:p>
      <text:p text:style-name="P5">- un tableau de bord de véhicule</text:p>
      <text:p text:style-name="P5">- un volant avec leviers de commandes des lampes et des clignotants</text:p>
      <text:p text:style-name="P5"/>
      <text:p text:style-name="P3">Travail demandé :</text:p>
      <text:p text:style-name="P13">- Présenter le bus CAN :</text:p>
      <text:p text:style-name="P14">- <text:s/>son fonctionnement,</text:p>
      <text:p text:style-name="P15">- interfaces (contrôleur, coupleur), </text:p>
      <text:p text:style-name="P14">- vitesses <text:span text:style-name="T10">(</text:span>HS et LS),</text:p>
      <text:p text:style-name="P14">- domaines d'utilisation</text:p>
      <text:p text:style-name="P15">- etc.</text:p>
      <text:p text:style-name="P5">- Mettre en place un programme permettant de commander quelques fonctions du tableau de bord <text:span text:style-name="T8">(applications de confort et informations sur tableau de bord comme vitesse, niveau de carburant, …) </text:span>et de prendre en compte des informations issues des leviers de commande (comodos).</text:p>
      <text:p text:style-name="P5"/>
      <text:p text:style-name="P5"><text:span text:style-name="T9">- V</text:span>isualiser les trames CAN et de mettre en œuvre l'analyseur de trames CAN sur l'oscilloscope.</text:p>
      <text:p text:style-name="P5"/>
      <text:p text:style-name="P4">Documentation disponible :</text:p>
      <text:p text:style-name="P6"/>
      <text:p text:style-name="P6">- <text:span text:style-name="T2">documentation sur le dispositif didactique de visualisation des trames associé au tableau de bord et au volant-comodos fourni par la société Exxotest</text:span></text:p>
      <text:p text:style-name="P6"/>
      <text:p text:style-name="P8">- <text:span text:style-name="T6">l'URL : </text:span><text:a xlink:type="simple" xlink:href="http://www.seeedstudio.com/wiki/CAN-BUS_Shield" text:style-name="Internet_20_link" text:visited-style-name="Visited_20_Internet_20_Link"><text:span text:style-name="T6">http://www.seeedstudio.com/wiki/CAN-BUS_Shield</text:span></text:a><text:span text:style-name="T6"> sur la carte shield CAN</text:span></text:p>
      <text:p text:style-name="P8">- <text:span text:style-name="T6">l'URL du schéma de la carte : </text:span><text:a xlink:type="simple" xlink:href="http://www.seeedstudio.com/wiki/images/7/78/CAN-BUS_Shield_v0.9b.pdf" text:style-name="Internet_20_link" text:visited-style-name="Visited_20_Internet_20_Link"><text:span text:style-name="T6">http://www.seeedstudio.com/wiki/images/7/78/CAN-BUS_Shield_v0.9b.pdf</text:span></text:a></text:p>
      <text:p text:style-name="P8"/>
      <text:p text:style-name="P7">- <text:span text:style-name="T5">l'URL : </text:span><text:a xlink:type="simple" xlink:href="https://github.com/Seeed-Studio/CAN_BUS_Shield/blob/master/mcp_can.h" text:style-name="Internet_20_link" text:visited-style-name="Visited_20_Internet_20_Link"><text:span text:style-name="T5">https://github.com/Seeed-Studio/CAN_BUS_Shield/blob/master/mcp_can.h</text:span></text:a><text:span text:style-name="T5"> sur la bibliothèque associée aux interfaces Seed CAN</text:span></text:p>
      <text:p text:style-name="P7"/>
      <text:p text:style-name="P7">- <text:span text:style-name="T7">l'URL : https://talk.hackspace.ca/connecting-arduino-can-bus-shield-obd-ii-port-on-car/1160</text:span></text:p>
      <text:p text:style-name="P7"/>
      <text:p text:style-name="P7">- <text:span text:style-name="T4">1 documentation sur le pseudo système multitâches arduino leOS2</text:span></text:p>
      <text:p text:style-name="P7"/>
      <text:p text:style-name="P6">- <text:span text:style-name="T9">listings de programmes en C utilisant :</text:span></text:p>
      <text:p text:style-name="P6"><text:tab/>- <text:span text:style-name="T4">une programmation multithread en langage C sous linux</text:span></text:p>
      <text:p text:style-name="P6"><text:tab/>- <text:span text:style-name="T4">un projet arduino utilisant un pseudo système multitâches</text:span></text:p>
      <text:p text:style-name="P9">à partir desquels il est possible de s'inspirer pour connaître les formats et la périodicité des trames CAN à envoyer au dispositif tableau de bord et reçues du dispositif como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9:33:06.766432377</meta:creation-date>
    <dc:date>2016-11-30T09:23:18.778670437</dc:date>
    <meta:editing-duration>PT2H21M34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30" meta:word-count="271" meta:character-count="1943" meta:non-whitespace-character-count="1595"/>
  </office:meta>
</office:document-meta>
</file>